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4556">
            <text:p>KIA-24556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5120.0">
            <text:p>5120.0</text:p>
          </table:table-cell>
          <table:table-cell office:value-type="float" office:value="55.0">
            <text:p>55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3.57">
            <text:p>3.5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7721">
            <text:p>KIA-27721</text:p>
          </table:table-cell>
          <table:table-cell office:value-type="float" office:value="11.33333">
            <text:p>11.33333</text:p>
          </table:table-cell>
          <table:table-cell office:value-type="float" office:value="108.83333">
            <text:p>108.83333</text:p>
          </table:table-cell>
          <table:table-cell office:value-type="float" office:value="6160.0">
            <text:p>6160.0</text:p>
          </table:table-cell>
          <table:table-cell office:value-type="float" office:value="35.0">
            <text:p>35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45">
            <text:p>1.45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7723">
            <text:p>KIA-27723</text:p>
          </table:table-cell>
          <table:table-cell office:value-type="float" office:value="11.4">
            <text:p>11.4</text:p>
          </table:table-cell>
          <table:table-cell office:value-type="float" office:value="109.0">
            <text:p>109.0</text:p>
          </table:table-cell>
          <table:table-cell office:value-type="float" office:value="1005.0">
            <text:p>1005.0</text:p>
          </table:table-cell>
          <table:table-cell office:value-type="float" office:value="25.0">
            <text:p>2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68">
            <text:p>0.6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7725">
            <text:p>KIA-27725</text:p>
          </table:table-cell>
          <table:table-cell office:value-type="float" office:value="11.31667">
            <text:p>11.31667</text:p>
          </table:table-cell>
          <table:table-cell office:value-type="float" office:value="108.86667">
            <text:p>108.86667</text:p>
          </table:table-cell>
          <table:table-cell office:value-type="float" office:value="6655.0">
            <text:p>6655.0</text:p>
          </table:table-cell>
          <table:table-cell office:value-type="float" office:value="40.0">
            <text:p>4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1.47">
            <text:p>1.4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367">
            <text:p>KIA-29367</text:p>
          </table:table-cell>
          <table:table-cell office:value-type="float" office:value="11.4">
            <text:p>11.4</text:p>
          </table:table-cell>
          <table:table-cell office:value-type="float" office:value="109.0">
            <text:p>109.0</text:p>
          </table:table-cell>
          <table:table-cell office:value-type="float" office:value="1570.0">
            <text:p>1570.0</text:p>
          </table:table-cell>
          <table:table-cell office:value-type="float" office:value="25.0">
            <text:p>2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368">
            <text:p>KIA-29368</text:p>
          </table:table-cell>
          <table:table-cell office:value-type="float" office:value="11.33333">
            <text:p>11.33333</text:p>
          </table:table-cell>
          <table:table-cell office:value-type="float" office:value="108.83333">
            <text:p>108.83333</text:p>
          </table:table-cell>
          <table:table-cell office:value-type="float" office:value="6210.0">
            <text:p>6210.0</text:p>
          </table:table-cell>
          <table:table-cell office:value-type="float" office:value="35.0">
            <text:p>3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45">
            <text:p>1.45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369">
            <text:p>KIA-29369</text:p>
          </table:table-cell>
          <table:table-cell office:value-type="float" office:value="11.33333">
            <text:p>11.33333</text:p>
          </table:table-cell>
          <table:table-cell office:value-type="float" office:value="108.83333">
            <text:p>108.83333</text:p>
          </table:table-cell>
          <table:table-cell office:value-type="float" office:value="3615.0">
            <text:p>3615.0</text:p>
          </table:table-cell>
          <table:table-cell office:value-type="float" office:value="25.0">
            <text:p>2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71">
            <text:p>0.71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370">
            <text:p>KIA-29370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4965.0">
            <text:p>4965.0</text:p>
          </table:table-cell>
          <table:table-cell office:value-type="float" office:value="30.0">
            <text:p>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2.97">
            <text:p>2.9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6151">
            <text:p>KIA-26151</text:p>
          </table:table-cell>
          <table:table-cell office:value-type="float" office:value="11.33333">
            <text:p>11.33333</text:p>
          </table:table-cell>
          <table:table-cell office:value-type="float" office:value="108.83333">
            <text:p>108.83333</text:p>
          </table:table-cell>
          <table:table-cell office:value-type="float" office:value="3745.0">
            <text:p>3745.0</text:p>
          </table:table-cell>
          <table:table-cell office:value-type="float" office:value="30.0">
            <text:p>3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22">
            <text:p>1.2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6152">
            <text:p>KIA-26152</text:p>
          </table:table-cell>
          <table:table-cell office:value-type="float" office:value="11.31667">
            <text:p>11.31667</text:p>
          </table:table-cell>
          <table:table-cell office:value-type="float" office:value="108.86667">
            <text:p>108.86667</text:p>
          </table:table-cell>
          <table:table-cell office:value-type="float" office:value="5420.0">
            <text:p>5420.0</text:p>
          </table:table-cell>
          <table:table-cell office:value-type="float" office:value="30.0">
            <text:p>3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17">
            <text:p>1.1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34378">
            <text:p>KIA-34378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5185.0">
            <text:p>5185.0</text:p>
          </table:table-cell>
          <table:table-cell office:value-type="float" office:value="35.0">
            <text:p>3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2.25">
            <text:p>2.25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4557">
            <text:p>KIA-24557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2075.0">
            <text:p>2075.0</text:p>
          </table:table-cell>
          <table:table-cell office:value-type="float" office:value="30.0">
            <text:p>3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2.18">
            <text:p>2.18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4560">
            <text:p>KIA-24560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2110.0">
            <text:p>2110.0</text:p>
          </table:table-cell>
          <table:table-cell office:value-type="float" office:value="25.0">
            <text:p>25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1.67">
            <text:p>1.6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581">
            <text:p>KIA-29581</text:p>
          </table:table-cell>
          <table:table-cell office:value-type="float" office:value="11.4">
            <text:p>11.4</text:p>
          </table:table-cell>
          <table:table-cell office:value-type="float" office:value="109.0">
            <text:p>109.0</text:p>
          </table:table-cell>
          <table:table-cell office:value-type="float" office:value="1095.0">
            <text:p>1095.0</text:p>
          </table:table-cell>
          <table:table-cell office:value-type="float" office:value="35.0">
            <text:p>3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373">
            <text:p>KIA-29373</text:p>
          </table:table-cell>
          <table:table-cell office:value-type="float" office:value="11.31667">
            <text:p>11.31667</text:p>
          </table:table-cell>
          <table:table-cell office:value-type="float" office:value="108.86667">
            <text:p>108.86667</text:p>
          </table:table-cell>
          <table:table-cell office:value-type="float" office:value="5650.0">
            <text:p>5650.0</text:p>
          </table:table-cell>
          <table:table-cell office:value-type="float" office:value="40.0">
            <text:p>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22">
            <text:p>1.2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9372">
            <text:p>KIA-29372</text:p>
          </table:table-cell>
          <table:table-cell office:value-type="float" office:value="11.33333">
            <text:p>11.33333</text:p>
          </table:table-cell>
          <table:table-cell office:value-type="float" office:value="108.83333">
            <text:p>108.83333</text:p>
          </table:table-cell>
          <table:table-cell office:value-type="float" office:value="3325.0">
            <text:p>3325.0</text:p>
          </table:table-cell>
          <table:table-cell office:value-type="float" office:value="30.0">
            <text:p>3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61">
            <text:p>0.61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26438">
            <text:p>KIA-26438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5270.0">
            <text:p>5270.0</text:p>
          </table:table-cell>
          <table:table-cell office:value-type="float" office:value="40.0">
            <text:p>4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2.67">
            <text:p>2.67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  <table:table-row>
          <table:table-cell office:value-type="string" office:value="Ca_Na">
            <text:p>Ca_Na</text:p>
          </table:table-cell>
          <table:table-cell office:value-type="string" office:value="radiocarbon">
            <text:p>radiocarbon</text:p>
          </table:table-cell>
          <table:table-cell office:value-type="string" office:value="KIA-34377">
            <text:p>KIA-34377</text:p>
          </table:table-cell>
          <table:table-cell office:value-type="float" office:value="11.31667">
            <text:p>11.31667</text:p>
          </table:table-cell>
          <table:table-cell office:value-type="float" office:value="108.83333">
            <text:p>108.83333</text:p>
          </table:table-cell>
          <table:table-cell office:value-type="float" office:value="5010.0">
            <text:p>5010.0</text:p>
          </table:table-cell>
          <table:table-cell office:value-type="float" office:value="30.0">
            <text:p>3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1.0">
            <text:p>1.0</text:p>
          </table:table-cell>
          <table:table-cell office:value-type="float" office:value="2.35">
            <text:p>2.35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StatteggerEtal2013,MannEtal2019">
            <text:p>StatteggerEtal2013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